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8220000094D0000094E46025D9455AAA143.svg" manifest:media-type="image/svg+xml"/>
  <manifest:file-entry manifest:full-path="Pictures/100002010000005A0000005A63CC9B23A8EA4DD0.png" manifest:media-type="image/png"/>
  <manifest:file-entry manifest:full-path="Pictures/10000201000002A80000020F199D0B92A49C16AA.png" manifest:media-type="image/png"/>
  <manifest:file-entry manifest:full-path="Pictures/10000B5800004648000036788BD57C4FD287CA8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98cm" fo:min-width="3.77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13cm" fo:min-width="6.2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4.25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26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91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3cm" fo:min-width="2.16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margin-top="0cm" fo:margin-bottom="0.4cm"/>
    </style:style>
    <style:style style:name="P4" style:family="paragraph">
      <loext:graphic-properties draw:fill="none" draw:fill-color="#ffffff"/>
      <style:paragraph-properties fo:margin-top="0cm" fo:margin-bottom="0.4cm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2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2cm" fo:text-align="center" fo:text-indent="0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.2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2cm" fo:line-height="100%" fo:text-align="center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MU Bright1" fo:font-size="12pt" style:letter-kerning="true" style:font-name-asian="Noto Sans CJK SC" style:font-size-asian="12pt" style:font-name-complex="Droid Sans Devanagari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278cm" svg:height="1.555cm" svg:x="1.504cm" svg:y="3.289cm">
          <draw:text-box>
            <text:p text:style-name="P1"><text:span text:style-name="T1">T3.1 „Assessing</text:span><text:span text:style-name="T1"><text:line-break/></text:span><text:span text:style-name="T1">the needs“</text:span></text:p>
          </draw:text-box>
        </draw:frame>
        <draw:frame draw:style-name="gr2" draw:text-style-name="P4" draw:layer="layout" svg:width="6.477cm" svg:height="4.963cm" svg:x="12.081cm" svg:y="3.089cm">
          <draw:text-box>
            <text:p text:style-name="P3"><text:span text:style-name="T1">T3.2 „Developing the platform features“</text:span></text:p>
            <text:p text:style-name="P3"><text:span text:style-name="T1">T3.3 „Development of the metadatabase using Wikibase instance“</text:span></text:p>
            <text:p text:style-name="P3"><text:span text:style-name="T1">T3.4 „Data collection“</text:span></text:p>
          </draw:text-box>
        </draw:frame>
        <draw:frame draw:style-name="gr3" draw:text-style-name="P5" draw:layer="layout" svg:width="5.026cm" svg:height="0.992cm" svg:x="13.264cm" svg:y="8.829cm">
          <draw:text-box>
            <text:p>Validation: T3.5</text:p>
          </draw:text-box>
        </draw:frame>
        <draw:line draw:style-name="gr4" draw:text-style-name="P6" draw:layer="layout" svg:x1="12.082cm" svg:y1="8.619cm" svg:x2="18.872cm" svg:y2="8.619cm">
          <text:p/>
        </draw:line>
        <draw:line draw:style-name="gr5" draw:text-style-name="P7" draw:layer="layout" svg:x1="5.771cm" svg:y1="4.155cm" svg:x2="11.262cm" svg:y2="4.155cm">
          <text:p/>
        </draw:line>
        <draw:custom-shape draw:style-name="gr6" draw:text-style-name="P6" draw:layer="layout" svg:width="0.457cm" svg:height="4.95cm" svg:x="11.298cm" svg:y="3.081cm">
          <text:p/>
          <draw:enhanced-geometry svg:viewBox="0 0 21600 21600" draw:glue-points="21600 0 0 10800 21600 21600" draw:text-areas="13800 ?f9 21600 ?f10" draw:type="left-brace" draw:modifiers="1060.1494647546 4659.4223389214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9" draw:layer="layout" svg:width="2.826cm" svg:height="1.433cm" svg:x="7.103cm" svg:y="3.439cm">
          <draw:text-box>
            <text:p text:style-name="P8"><text:span text:style-name="T2">requirements</text:span></text:p>
            <text:p text:style-name="P8"><text:span text:style-name="T2">for</text:span></text:p>
          </draw:text-box>
        </draw:frame>
        <draw:connector draw:style-name="gr8" draw:text-style-name="P6" draw:layer="layout" svg:x1="7.682cm" svg:y1="9.325cm" svg:x2="3.643cm" svg:y2="4.844cm" draw:start-shape="id1" draw:start-glue-point="3" draw:end-shape="id2" draw:end-glue-point="2" svg:d="M7682 9325h-4039v-4481" svg:viewBox="0 0 4040 4482">
          <text:p/>
        </draw:connector>
        <draw:frame draw:style-name="gr9" draw:text-style-name="P5" draw:layer="layout" svg:width="4.414cm" svg:height="0.992cm" svg:x="6.309cm" svg:y="9.915cm">
          <draw:text-box>
            <text:p>Target Groups</text:p>
          </draw:text-box>
        </draw:frame>
        <draw:frame draw:style-name="gr10" draw:text-style-name="P6" xml:id="id1" draw:id="id1" draw:layer="layout" svg:width="1.669cm" svg:height="1.294cm" svg:x="7.682cm" svg:y="8.678cm">
          <draw:image xlink:href="Pictures/10000B5800004648000036788BD57C4FD287CA83.svg" xlink:type="simple" xlink:show="embed" xlink:actuate="onLoad" draw:mime-type="image/svg+xml">
            <text:p/>
          </draw:image>
          <draw:image xlink:href="Pictures/10000201000002A80000020F199D0B92A49C16AA.png" xlink:type="simple" xlink:show="embed" xlink:actuate="onLoad" draw:mime-type="image/png"/>
        </draw:frame>
        <draw:frame draw:style-name="gr10" draw:text-style-name="P6" draw:layer="layout" svg:width="1.068cm" svg:height="1.069cm" svg:x="12.31cm" svg:y="8.791cm">
          <draw:image xlink:href="Pictures/100008220000094D0000094E46025D9455AAA143.svg" xlink:type="simple" xlink:show="embed" xlink:actuate="onLoad" draw:mime-type="image/svg+xml">
            <text:p/>
          </draw:image>
          <draw:image xlink:href="Pictures/100002010000005A0000005A63CC9B23A8EA4DD0.png" xlink:type="simple" xlink:show="embed" xlink:actuate="onLoad" draw:mime-type="image/png"/>
        </draw:frame>
        <draw:frame draw:style-name="gr11" draw:text-style-name="P11" draw:layer="layout" svg:width="2.665cm" svg:height="1.433cm" draw:transform="rotate (1.5707963267949) translate (2.92cm 8.45cm)">
          <draw:text-box>
            <text:p text:style-name="P10"><text:span text:style-name="T3">interviewees</text:span></text:p>
            <text:p text:style-name="P10"><text:span text:style-name="T3">for</text:span></text:p>
          </draw:text-box>
        </draw:frame>
        <draw:line draw:style-name="gr8" draw:text-style-name="P6" draw:layer="layout" svg:x1="9.416cm" svg:y1="9.318cm" svg:x2="12.151cm" svg:y2="9.3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1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2-08-08T18:16:57.835862963</dc:date>
    <dc:creator>Martin Häuer</dc:creator>
    <meta:editing-duration>PT5H27M33S</meta:editing-duration>
    <meta:editing-cycles>36</meta:editing-cycles>
    <meta:generator>LibreOffice/7.1.8.1$Linux_X86_64 LibreOffice_project/10$Build-1</meta:generator>
    <meta:document-statistic meta:object-count="13"/>
  </office:meta>
</office:document-meta>
</file>